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Path traversal / Attaque par traversée de répertoires <text:tab/>1</text:p>
          <text:p text:style-name="P1">Divulgation d'informations (information disclosure)<text:tab/>1</text:p>
          <text:p text:style-name="P1">Altération de données (data tampering)<text:tab/>1</text:p>
          <text:p text:style-name="P2">Obtention de privilèges (changer ce titre)<text:tab/>1</text:p>
          <text:p text:style-name="P1">URLs non protégées<text:tab/>1</text:p>
          <text:p text:style-name="P2">Attaque par cookies<text:tab/>1</text:p>
          <text:p text:style-name="P2">Cross-site request forgery (XSRF)<text:tab/>1</text:p>
          <text:p text:style-name="P2">Cross Site Script Inclusion (XSSI)<text:tab/>1</text:p>
        </text:index-body>
      </text:table-of-content>
      <text:p text:style-name="Text_20_body"/>
      <text:h text:style-name="Heading_20_1" text:outline-level="1">Path traversal / Attaque par traversée de répertoires </text:h>
      <text:p text:style-name="Standard">(http://google-gruyere.appspot.com/part4#4__path_traversal) </text:p>
      <text:h text:style-name="Heading_20_2" text:outline-level="2">Divulgation d'informations (information disclosure)</text:h>
      <text:p text:style-name="Text_20_body">Url: </text:p>
      <text:p text:style-name="Text_20_body"><text:a xlink:type="simple" xlink:href="http://google-gruyere.appspot.com/123/../secret.txt">http://google-gruyere.appspot.com/123/../secret.txt</text:a></text:p>
      <text:h text:style-name="Heading_20_2" text:outline-level="2">Altération de données (data tampering)</text:h>
      <text:p text:style-name="Text_20_body">En uploadant des fichiers bizarres (un fichier qui s'appelle ../../toto.txt par exemple), on peut remplacer le vrai ../../toto.txt du serveur.</text:p>
      <text:h text:style-name="Heading_20_1" text:outline-level="1">Obtention de privilèges (changer ce titre)</text:h>
      <text:h text:style-name="Heading_20_2" text:outline-level="2">URLs non protégées</text:h>
      <text:p text:style-name="Text_20_body"><text:a xlink:type="simple" xlink:href="http://google-gruyere.appspot.com/part4#4__dos_quit_server">http://google-gruyere.appspot.com/part4#4__dos_quit_server</text:a></text:p>
      <text:p text:style-name="Text_20_body">Il faut protéger les URLs du type /admin.jsp en ne laissant l'accès qu'aux administrateurs.</text:p>
      <text:h text:style-name="Heading_20_1" text:outline-level="1">Attaque par cookies</text:h>
      <text:p text:style-name="Text_20_body"><text:a xlink:type="simple" xlink:href="http://google-gruyere.appspot.com/part3#3__cookie_manipulation">http://google-gruyere.appspot.com/part3#3__cookie_manipulation</text:a></text:p>
      <text:p text:style-name="Text_20_body">Cookies: les données sont enregistrées côté client. Ils sont dont vulnérables, car ils peuvent être modifiés.</text:p>
      <text:h text:style-name="Heading_20_1" text:outline-level="1">Cross-Site Scripting (XSS)</text:h>
      <text:p text:style-name="Text_20_body"><text:a xlink:type="simple" xlink:href="http://google-gruyere.appspot.com/part2#2__cross_site_scripting">http://google-gruyere.appspot.com/part2#2__cross_site_scripting</text:a></text:p>
      <text:h text:style-name="Heading_20_1" text:outline-level="1">Cross-site request forgery (XSRF)</text:h>
      <text:p text:style-name="Text_20_body"><text:a xlink:type="simple" xlink:href="http://google-gruyere.appspot.com/part3#3__cross_site_request_forgery">http://google-gruyere.appspot.com/part3#3__cross_site_request_forgery</text:a></text:p>
      <text:h text:style-name="Heading_20_1" text:outline-level="1">Cross Site Script Inclusion (XSSI)</text:h>
      <text:p text:style-name="Text_20_body"><text:a xlink:type="simple" xlink:href="http://google-gruyere.appspot.com/part3#3__cross_site_script_inclusion">http://google-gruyere.appspot.com/part3#3__cross_site_script_inclusion</text:a></text:p>
      <text:p text:style-name="Text_20_body"><text:soft-page-break/></text:p>
      <text:p text:style-name="Text_20_body"/>
      <text:p text:style-name="Text_20_body"/>
      <text:p text:style-name="Text_20_body"/>
      <text:h text:style-name="Heading_20_2" text:outline-level="2">Cross script scripting (XSS)</text:h>
      <text:h text:style-name="Heading_20_3" text:outline-level="3">Introduction</text:h>
      <text:p text:style-name="Text_20_body">Parler de la "same origin policy" <text:a xlink:type="simple" xlink:href="http://en.wikipedia.org/wiki/Same_origin_policy">http://en.wikipedia.org/wiki/Same_origin_policy</text:a> .</text:p>
      <text:h text:style-name="Heading_20_3" text:outline-level="3">Comment cela fonctionne</text:h>
      <text:p text:style-name="Text_20_body">Supposons que l'url suivante: <text:a xlink:type="simple" xlink:href="http://www.monsite.com/?search=paris">http://www.monsite.com/?search=paris</text:a> retourne ce fragment de HTML:</text:p>
      <text:p text:style-name="Code">&lt;p&gt;Votre recherche pour 'paris' n'a pas renvoyé de résultat.&lt;/p&gt;</text:p>
      <text:p text:style-name="Text_20_body">Si aucune validation ou aucun échappement de caractères spéciaux n'est fait, un attaquant pourrait construire un lien comme celui-ci: <text:a xlink:type="simple" xlink:href="http://www.monsite.com/?search=paris">http://www.monsite.com/?search=paris</text:a><text:a xlink:type="simple" xlink:href="http://www.google.com/search?q=flowers+%3Cscript%3Escript_malicieux()%3C/script%3E">+%3Cscript%3Escript_malicieux()%3C/script%3E</text:a></text:p>
      <text:p text:style-name="Text_20_body">Lorsque la victime cliquera sur le lien, le code suivant sera interprété par son navigateur:</text:p>
      <text:p text:style-name="Code">&lt;p&gt;Votre recherche pour '&lt;script&gt;script_malicieux()&lt;/script&gt;' n'a pas renvoyé de résultat.&lt;/p&gt;</text:p>
      <text:p text:style-name="Text_20_body">Puisque la page vient du domaine <text:a xlink:type="simple" xlink:href="http://www.monsite.com/">www.monsite.com</text:a>, le code exécuté a accès à l'environnement du navigateur pour ce domaine et notemment aux cookies. A partir de là, par exemple, un vol de session est possible.</text:p>
      <text:p text:style-name="Text_20_body">Notons au passage qu'il n'est même pas nécessaire que la victime clique sur le lien, puisqu'une balise &lt;iframe&gt; peut pointer sur ce lien, et le code sera exécuté de façon totalement trasparente.</text:p>
      <text:p text:style-name="Text_20_body">// Rappeler le fonctionnement de iframe, donner un exemple de iframe sans bordure et de 0px (invisible).</text:p>
      <text:p text:style-name="Text_20_body">Exemple</text:p>
      <text:p text:style-name="Text_20_body">// Mettre un exemple de code JavaScript malicieux et un code serveur qui réceptionne les cookies.</text:p>
      <text:h text:style-name="Heading_20_3" text:outline-level="3">Comment éviter le problème (changer ce titre …)</text:h>
      <text:p text:style-name="Text_20_body">// Mettre un exemple de code qui purge les entrées (par exemple une sous classe de httpservlet???).</text:p>
      <text:h text:style-name="Heading_20_2" text:outline-level="2">Accès aux fichiers</text:h>
      <text:h text:style-name="Heading_20_3" text:outline-level="3">Méthode rapide: via l'URL</text:h>
      <text:p text:style-name="Text_20_body">Voir: Insecure web app</text:p>
      <text:h text:style-name="Heading_20_4" text:outline-level="4">Code</text:h>
      <text:p text:style-name="Text_20_body">Voir: insecure/source/asc/ReportServlet.java</text:p>
      <text:p text:style-name="Code">String reportName = request.getPathInfo();</text:p>
      <text:p text:style-name="Code">InputStream is = getServletContext().getResourceAsStream("WEB-INF/reports/" <text:tab/>+reportName.trim());</text:p>
      <text:p text:style-name="Text_20_body"><text:soft-page-break/>Changer le code et mettre quelque chose de plus simple et de plus grossier.</text:p>
      <text:h text:style-name="Heading_20_4" text:outline-level="4">Exemple</text:h>
      <text:p text:style-name="Text_20_body"><text:a xlink:type="simple" xlink:href="http://localhost:8080/insecure/resports/reportxxx.pdf">http://localhost:8080/insecure/resports/reportxxx.pdf</text:a></text:p>
      <text:h text:style-name="Heading_20_4" text:outline-level="4">Attaque possible</text:h>
      <text:p text:style-name="Text_20_body">Téléchargement d'un autre fichier en entrant son chemin.</text:p>
      <text:p text:style-name="Text_20_body"><text:a xlink:type="simple" xlink:href="http://localhost:8080/insecure/resports/fichierxxx.pdf">http://localhost:8080/insecure/resports/fichierxxx.pdf</text:a></text:p>
      <text:p text:style-name="Text_20_body"><text:a xlink:type="simple" xlink:href="http://localhost:8080/insecure/resports/../../../config.xxx">http://localhost:8080/insecure/resports/../../../</text:a><text:a xlink:type="simple" xlink:href="http://localhost:8080/insecure/resports/../../../config.xxx">config.xxx</text:a> (à tester)</text:p>
      <text:h text:style-name="Heading_20_3" text:outline-level="3">Méthode naïve: choix limité via une liste dans un formulaire</text:h>
      <text:h text:style-name="Heading_20_4" text:outline-level="4">Code</text:h>
      <text:p text:style-name="Code">&lt;form name="form" method="post" action="report.php"&gt; <text:line-break/> <text:s text:c="3"/>&lt;select name="report"&gt; <text:line-break/> <text:s text:c="7"/>&lt;option value="report1.pdf" selected="selected"&gt;Report1 <text:line-break/> <text:s text:c="7"/>&lt;option value="report2.pdf"&gt;Report2 <text:line-break/> <text:s text:c="7"/>&lt;option value="report3.doc"&gt;Report3 <text:line-break/> <text:s text:c="3"/>&lt;/select&gt; <text:line-break/> <text:s text:c="3"/>&lt;p&gt; <text:line-break/> <text:s text:c="7"/>&lt;input type="submit" name="Submit" value="Submit"&gt; <text:line-break/> <text:s text:c="3"/>&lt;/p&gt; <text:line-break/>&lt;/form&gt;</text:p>
      <text:h text:style-name="Heading_20_4" text:outline-level="4">Attaque possible</text:h>
      <text:p text:style-name="Text_20_body">Interception de la requête POST avant l'envoi au serveur, et modification des données pour accéder à n'importe quel fichier.</text:p>
      <text:h text:style-name="Heading_20_4" text:outline-level="4">Exemple</text:h>
      <text:p text:style-name="Code">….&amp;report=report1.pdf&amp;..... ==&gt; ….&amp;report=fichierxxx&amp;.....</text:p>
      <text:p text:style-name="Text_20_body">Mettre des copies d'écran avec un proxy local (e.g. Paros).</text:p>
      <text:h text:style-name="Heading_20_4" text:outline-level="4">Conclusion</text:h>
      <text:p text:style-name="Text_20_body">Ne pas se fier à la validation côté client.</text:p>
      <text:h text:style-name="Heading_20_3" text:outline-level="3">Méthodes plus sécurisées</text:h>
      <text:h text:style-name="Heading_20_4" text:outline-level="4">Epuration des paramètres reçus</text:h>
      <text:p text:style-name="Text_20_body">Il s'agit par exemple d'éliminer les caractères interdits dans les noms de fichier, ce qui interdira la navigation dans le système de fichiers.</text:p>
      <text:h text:style-name="Heading_20_5" text:outline-level="5">Code</text:h>
      <text:p text:style-name="Code">reportName = reportName.replaceAll("[\\/...]", "");</text:p>
      <text:h text:style-name="Heading_20_4" text:outline-level="4">Utilisation d'une liste de fichiers autorisés</text:h>
      <text:p text:style-name="Text_20_body">Avoir un fichier contenant la liste des fichiers autorisés est une solution élégante, puisqu'il suffira <text:soft-page-break/>d'ajouter ou de retirer des entrées à la volée pour autoriser ou non des fichiers.</text:p>
      <text:h text:style-name="Heading_20_5" text:outline-level="5">Code</text:h>
      <text:p text:style-name="Code">boolean found = false;</text:p>
      <text:p text:style-name="Code"/>
      <text:p text:style-name="Code">// Charge les fichiers autorisés dans une liste de String.</text:p>
      <text:p text:style-name="Code">List&lt;String&gt; reports = loadReports("reports.xml");</text:p>
      <text:p text:style-name="Code">for (String report : reports) {</text:p>
      <text:p text:style-name="Code"><text:s text:c="4"/>if (report.equals(reportName) {</text:p>
      <text:p text:style-name="Code"><text:s text:c="8"/>found = true;</text:p>
      <text:p text:style-name="Code"><text:s text:c="8"/>break;</text:p>
      <text:p text:style-name="Code"><text:s text:c="4"/>}</text:p>
      <text:p text:style-name="Code">}</text:p>
      <text:p text:style-name="Code"/>
      <text:p text:style-name="Code">if (found == false) {</text:p>
      <text:p text:style-name="Code"><text:s text:c="4"/>throw new Exception (…);</text:p>
      <text:p text:style-name="Code">}</text:p>
      <text:p text:style-name="Code"/>
      <text:p text:style-name="Code">// Code d'envoi du fichi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de" style:family="paragraph" style:parent-style-name="Standard" style:master-page-name="">
      <style:paragraph-properties style:page-number="auto"/>
      <style:text-properties style:font-name="Courier New" fo:font-size="10.5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5T10:07:24</meta:creation-date>
    <dc:date>2011-07-20T09:05:15</dc:date>
    <meta:editing-duration>PT00H49M45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4" meta:paragraph-count="90" meta:word-count="606" meta:character-count="4982"/>
  </office:meta>
</office:document-meta>
</file>